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8pt" style:font-size-asian="8pt" style:font-size-complex="8pt"/>
    </style:style>
    <style:style style:name="P2" style:family="paragraph" style:parent-style-name="Text_20_body">
      <style:text-properties officeooo:paragraph-rsid="001c7415"/>
    </style:style>
    <style:style style:name="P3" style:family="paragraph" style:parent-style-name="Text_20_body">
      <style:text-properties officeooo:rsid="001bea2a"/>
    </style:style>
    <style:style style:name="P4" style:family="paragraph" style:parent-style-name="Text_20_body">
      <style:text-properties officeooo:rsid="001fb8a2"/>
    </style:style>
    <style:style style:name="P5" style:family="paragraph" style:parent-style-name="Text_20_body">
      <style:text-properties officeooo:rsid="00219373" officeooo:paragraph-rsid="00219373"/>
    </style:style>
    <style:style style:name="P6" style:family="paragraph" style:parent-style-name="Text_20_body">
      <style:text-properties officeooo:rsid="00202ac2"/>
    </style:style>
    <style:style style:name="P7" style:family="paragraph" style:parent-style-name="Text_20_body">
      <style:text-properties officeooo:paragraph-rsid="002e0bd9"/>
    </style:style>
    <style:style style:name="P8" style:family="paragraph" style:parent-style-name="Text_20_body">
      <style:text-properties officeooo:paragraph-rsid="002f1d6e"/>
    </style:style>
    <style:style style:name="P9" style:family="paragraph" style:parent-style-name="Text_20_body">
      <style:text-properties officeooo:paragraph-rsid="0030e25f"/>
    </style:style>
    <style:style style:name="P10" style:family="paragraph" style:parent-style-name="Text_20_body">
      <style:text-properties officeooo:paragraph-rsid="003af2ba"/>
    </style:style>
    <style:style style:name="P11" style:family="paragraph" style:parent-style-name="Text_20_body">
      <style:text-properties officeooo:rsid="001dd979" officeooo:paragraph-rsid="003ca6c3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text-properties officeooo:paragraph-rsid="0025b2ad"/>
    </style:style>
    <style:style style:name="P14" style:family="paragraph" style:parent-style-name="Text_20_body" style:list-style-name="L1">
      <style:text-properties officeooo:rsid="001fb8a2" officeooo:paragraph-rsid="0025b2ad"/>
    </style:style>
    <style:style style:name="P15" style:family="paragraph" style:parent-style-name="Heading_20_2">
      <style:text-properties officeooo:rsid="0028fcf5"/>
    </style:style>
    <style:style style:name="P16" style:family="paragraph" style:parent-style-name="Heading_20_3">
      <style:text-properties officeooo:paragraph-rsid="0025b2a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0e25f" style:font-style-asian="italic" style:font-style-complex="italic"/>
    </style:style>
    <style:style style:name="T3" style:family="text">
      <style:text-properties fo:font-style="italic" officeooo:rsid="0036eecc" style:font-style-asian="italic" style:font-style-complex="italic"/>
    </style:style>
    <style:style style:name="T4" style:family="text">
      <style:text-properties officeooo:rsid="001bea2a"/>
    </style:style>
    <style:style style:name="T5" style:family="text">
      <style:text-properties officeooo:rsid="00202ac2"/>
    </style:style>
    <style:style style:name="T6" style:family="text">
      <style:text-properties officeooo:rsid="0024ac1e"/>
    </style:style>
    <style:style style:name="T7" style:family="text">
      <style:text-properties officeooo:rsid="0025b2ad"/>
    </style:style>
    <style:style style:name="T8" style:family="text">
      <style:text-properties officeooo:rsid="00261425"/>
    </style:style>
    <style:style style:name="T9" style:family="text">
      <style:text-properties officeooo:rsid="0027fcce"/>
    </style:style>
    <style:style style:name="T10" style:family="text">
      <style:text-properties officeooo:rsid="0028fcf5"/>
    </style:style>
    <style:style style:name="T11" style:family="text">
      <style:text-properties officeooo:rsid="0029c248"/>
    </style:style>
    <style:style style:name="T12" style:family="text">
      <style:text-properties officeooo:rsid="002b25ac"/>
    </style:style>
    <style:style style:name="T13" style:family="text">
      <style:text-properties officeooo:rsid="002e0bd9"/>
    </style:style>
    <style:style style:name="T14" style:family="text">
      <style:text-properties officeooo:rsid="0030e25f"/>
    </style:style>
    <style:style style:name="T15" style:family="text">
      <style:text-properties officeooo:rsid="003295dd"/>
    </style:style>
    <style:style style:name="T16" style:family="text">
      <style:text-properties officeooo:rsid="0036eecc"/>
    </style:style>
    <style:style style:name="T17" style:family="text">
      <style:text-properties officeooo:rsid="003af2ba"/>
    </style:style>
    <style:style style:name="T18" style:family="text">
      <style:text-properties officeooo:rsid="003ca6c3"/>
    </style:style>
    <style:style style:name="T19" style:family="text">
      <style:text-properties officeooo:rsid="003e0ff6"/>
    </style:style>
    <style:style style:name="T20" style:family="text">
      <style:text-properties officeooo:rsid="003fc5c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20">Linux b</text:span>uild environment</text:h>
      <text:p text:style-name="P1">notes 10.9.2018/pekka </text:p>
      <text:p text:style-name="Text_20_body">If source code is placed under different folder than <text:span text:style-name="T1">/coderoot</text:span>, some environment variables, like E_ROOT, need to be set. <text:s/>Replace <text:span text:style-name="T1">/coderoot</text:span> in this text with path to your source code directory. Setting these can be helpful even if <text:span text:style-name="T4">the </text:span>code is placed in <text:span text:style-name="T1">/coderoot</text:span>, because build scripts can be accessed from shell without typing path.</text:p>
      <text:h text:style-name="Heading_20_3" text:outline-level="3">To set code root directory and variable only for current shell:</text:h>
      <text:p text:style-name="Text_20_body">export E_ROOT=”/coderoot”</text:p>
      <text:p text:style-name="Text_20_body">export E_BUILD_BIN="${E_ROOT}/eosal/build/bin/linux"</text:p>
      <text:p text:style-name="P7">export E_BIN="${E_ROOT}/<text:span text:style-name="T13">bin/mint18</text:span>"</text:p>
      <text:p text:style-name="P8">export PATH=${PATH}:${E_BUILD_BIN}:${E_BIN}</text:p>
      <text:p text:style-name="Text_20_body"/>
      <text:p text:style-name="P9">This sets /coderoot as source code root directory and adds build script folder <text:span text:style-name="T1">/coderoot/eosal/build/bin/linux</text:span> to <text:span text:style-name="T14">and </text:span><text:span text:style-name="T2">/coderoot/bin/mint18</text:span><text:span text:style-name="T14"> to </text:span>PATH. You can copy and paste the commands above to shell, <text:span text:style-name="T15">but replace “mint18” with your operating system version string (to find out, see which folders you have in coderoot/bin)</text:span>. </text:p>
      <text:h text:style-name="Heading_20_3" text:outline-level="3">To set it permanently, and system wide (all users, all processes) </text:h>
      <text:p text:style-name="Text_20_body">Use following command to edit system environment: <text:span text:style-name="T1">sudo -H gedit /etc/environment</text:span></text:p>
      <text:p text:style-name="Text_20_body"/>
      <text:p text:style-name="Text_20_body">Add <text:span text:style-name="T1">/coderoot/eosal/build/bin/linux</text:span> <text:span text:style-name="T16">and </text:span><text:span text:style-name="T3">/coderoot/bin/min18</text:span><text:span text:style-name="T16"> (mint18 = your OS version string) </text:span>to PATH and add line to set the E_ROOT. Edited <text:span text:style-name="T1">/etc/environment</text:span> could look like:</text:p>
      <text:p text:style-name="Text_20_body"/>
      <text:p text:style-name="P10">PATH="/usr/local/sbin:/usr/local/bin:/usr/sbin:/usr/bin:/sbin:/bin:/coderoot/eosal/build/bin/linux:/coderoot/<text:span text:style-name="T17">bin/min18</text:span>"</text:p>
      <text:p text:style-name="Text_20_body">E_ROOT=”/coderoot”</text:p>
      <text:p text:style-name="Text_20_body"/>
      <text:p text:style-name="Text_20_body">You need to logout from current user and login again so environment variables changes take place.</text:p>
      <text:h text:style-name="Heading_20_3" text:outline-level="3">Helpful scripts</text:h>
      <text:list xml:id="list2406480010" text:style-name="L1">
        <text:list-item>
          <text:p text:style-name="P12">e-root.sh - This can be started by full path to e-root.sh script, preceded by dot and space: <text:s text:c="3"/>“. /coderoot/eosal/build/bin/linux/e-root.sh”. The script sets environment variables for the calling shell. If E_ROOT is not set, /coderoot is assumed.</text:p>
        </text:list-item>
        <text:list-item>
          <text:p text:style-name="P12">e-clean.sh – Call git to remove non versioned files under current folder from working copy. For example “cd /coderoot/eosal” followed by “e-clean.sh”. </text:p>
        </text:list-item>
      </text:list>
      <text:h text:style-name="P1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09-11T22:08:18.090217599</dc:date>
    <meta:editing-duration>PT7H59M55S</meta:editing-duration>
    <meta:editing-cycles>180</meta:editing-cycles>
    <meta:generator>LibreOffice/6.2.4.2$Linux_X86_64 LibreOffice_project/20$Build-2</meta:generator>
    <meta:document-statistic meta:table-count="0" meta:image-count="0" meta:object-count="0" meta:page-count="1" meta:paragraph-count="18" meta:word-count="252" meta:character-count="1887" meta:non-whitespace-character-count="1646"/>
  </office:meta>
</office:document-meta>
</file>